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21"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a91000" officeooo:paragraph-rsid="00a91000"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style:text-position="0% 100%"/>
    </style:style>
    <style:style style:name="T142" style:family="text">
      <style:text-properties officeooo:rsid="00a714ad"/>
    </style:style>
    <style:style style:name="T143" style:family="text">
      <style:text-properties officeooo:rsid="00a91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21">* * *</text:p>
      <text:p text:style-name="P20"/>
      <text:p text:style-name="P20"><text:s text:c="5"/>Russ exited the vortex. Taking a look around he wasn’t sure he wanted to be there. The Moon looked different. He took a good hard look at it. It looked like there were lights up there. Did they colonize the Moon? He smiled at the thought.</text:p>
      <text:p text:style-name="P20"><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20"><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20"><text:soft-page-break/><text:s text:c="5"/><text:span text:style-name="T137">Then it happened. The Moon cracked in two. Cities lost power as the lights went out.</text:span></text:p>
      <text:p text:style-name="P20"><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20"><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20"><text:s text:c="5"/><text:span text:style-name="T139">Setting his time watch to the distant future, he stepped through the vortex and vanished.</text:span></text:p>
      <text:p text:style-name="P20"><text:s text:c="5"/><text:span text:style-name="T142">Alice came out of hiding and sighed. She wanted to stop Russ at all costs but it was growing difficult to do. </text:span><text:span text:style-name="T143">She needed help, she needed Chief at her side to help convince Russ that he was causing rifts in the spacetime continuum. There had to be a way to reach him, if only she could try. It was worth a shot.</text:span></text:p>
      <text:p text:style-name="P20"><text:s text:c="5"/><text:span text:style-name="T143">Alice opened a vortex and disappeared from her time back to that of the past.</text:span></text:p>
      <text:p text:style-name="P22"/>
      <text:p text:style-name="P24">Chapter Six</text:p>
      <text:p text:style-name="P24"/>
      <text:p text:style-name="P24"><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12T11:03:04.619000000</dc:date>
    <meta:editing-cycles>158</meta:editing-cycles>
    <meta:generator>LibreOffice/7.4.0.3$Windows_X86_64 LibreOffice_project/f85e47c08ddd19c015c0114a68350214f7066f5a</meta:generator>
    <meta:editing-duration>PT3H47M33S</meta:editing-duration>
    <meta:document-statistic meta:table-count="0" meta:image-count="0" meta:object-count="0" meta:page-count="20" meta:paragraph-count="262" meta:word-count="5021" meta:character-count="27859" meta:non-whitespace-character-count="21856"/>
  </office:meta>
</office:document-meta>
</file>